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soli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3.81cm" svg:height="1.905cm" svg:x="1.1cm" svg:y="4.34cm">
          <text:p text:style-name="P1">New 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81cm" svg:height="1.905cm" svg:x="1.1cm" svg:y="8.15cm">
          <text:p text:style-name="P1">Background</text:p>
          <text:p text:style-name="P1"><text:s/>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4.445cm" svg:height="1.905cm" svg:x="7.585cm" svg:y="6.245cm">
          <text:p text:style-name="P1">Remove </text:p>
          <text:p text:style-name="P1">Similar Pixel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1.905cm" svg:height="1.905cm" svg:x="5.645cm" svg:y="4.34cm">
          <text:p text:style-name="P1">H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1.905cm" svg:height="1.905cm" svg:x="5.645cm" svg:y="8.15cm">
          <text:p text:style-name="P1">H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2.54cm" svg:height="3.175cm" svg:x="12.665cm" svg:y="5.61cm">
          <draw:glue-point draw:id="4" svg:x="5cm" svg:y="-2.998cm"/>
          <draw:glue-point draw:id="5" svg:x="5cm" svg:y="-0.998cm"/>
          <draw:glue-point draw:id="6" svg:x="5cm" svg:y="1.001cm"/>
          <draw:glue-point draw:id="7" svg:x="5cm" svg:y="3.001cm"/>
          <text:p text:style-name="P1">HSV </text:p>
          <text:p text:style-name="P1">Color</text:p>
          <text:p text:style-name="P1">Windo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3.175cm" svg:height="3.81cm" draw:transform="rotate (-1.57079632679579) translate (22.72cm 5.61cm)">
          <draw:glue-point draw:id="10" svg:x="-5cm" svg:y="-2.998cm"/>
          <draw:glue-point draw:id="11" svg:x="-5cm" svg:y="-0.998cm"/>
          <draw:glue-point draw:id="12" svg:x="-5cm" svg:y="1.001cm"/>
          <draw:glue-point draw:id="13" svg:x="-5cm" svg:y="3.001cm"/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3.81cm" svg:height="1.52cm" svg:x="18.775cm" svg:y="6.345cm">
          <draw:text-box>
            <text:p text:style-name="P2"><text:span text:style-name="T1">Pixel</text:span></text:p>
            <text:p text:style-name="P2"><text:span text:style-name="T1">Threshold</text:span></text:p>
          </draw:text-box>
        </draw:frame>
        <draw:connector draw:style-name="gr3" draw:text-style-name="P1" draw:layer="layout" draw:type="line" svg:x1="15.205cm" svg:y1="6.246cm" svg:x2="18.91cm" svg:y2="6.246cm" draw:start-shape="id1" draw:start-glue-point="4" draw:end-shape="id2" draw:end-glue-point="10" svg:d="m15205 6246h3705">
          <text:p/>
        </draw:connector>
        <draw:connector draw:style-name="gr3" draw:text-style-name="P1" draw:layer="layout" draw:type="line" svg:x1="15.205cm" svg:y1="7.514cm" svg:x2="18.91cm" svg:y2="7.514cm" draw:start-shape="id1" draw:start-glue-point="6" draw:end-shape="id2" draw:end-glue-point="12" svg:d="m15205 7514h3705">
          <text:p/>
        </draw:connector>
        <draw:connector draw:style-name="gr3" draw:text-style-name="P1" draw:layer="layout" draw:type="line" svg:x1="15.205cm" svg:y1="8.149cm" svg:x2="18.91cm" svg:y2="8.149cm" draw:start-shape="id1" draw:start-glue-point="7" draw:end-shape="id2" draw:end-glue-point="13" svg:d="m15205 8149h3705">
          <text:p/>
        </draw:connector>
        <draw:connector draw:style-name="gr3" draw:text-style-name="P1" draw:layer="layout" draw:type="line" svg:x1="15.205cm" svg:y1="7.197cm" svg:x2="18.91cm" svg:y2="7.197cm" draw:start-shape="id1" draw:start-glue-point="1" draw:end-shape="id2" draw:end-glue-point="7" svg:d="m15205 7197h3705">
          <text:p/>
        </draw:connector>
        <draw:connector draw:style-name="gr3" draw:text-style-name="P1" draw:layer="layout" draw:type="line" svg:x1="15.205cm" svg:y1="6.881cm" svg:x2="18.91cm" svg:y2="6.881cm" draw:start-shape="id1" draw:start-glue-point="5" draw:end-shape="id2" draw:end-glue-point="11" svg:d="m15205 6881h3705">
          <text:p/>
        </draw:connector>
        <draw:connector draw:style-name="gr3" draw:text-style-name="P1" draw:layer="layout" draw:type="line" svg:x1="4.91cm" svg:y1="9.102cm" svg:x2="5.645cm" svg:y2="9.102cm" draw:start-shape="id3" draw:start-glue-point="1" draw:end-shape="id4" draw:end-glue-point="3" svg:d="m4910 9102h735">
          <text:p/>
        </draw:connector>
        <draw:connector draw:style-name="gr3" draw:text-style-name="P1" draw:layer="layout" draw:type="line" svg:x1="4.91cm" svg:y1="5.292cm" svg:x2="5.645cm" svg:y2="5.292cm" draw:start-shape="id5" draw:start-glue-point="1" draw:end-shape="id6" draw:end-glue-point="3" svg:d="m4910 5292h735">
          <text:p/>
        </draw:connector>
        <draw:connector draw:style-name="gr3" draw:text-style-name="P1" draw:layer="layout" svg:x1="7.55cm" svg:y1="5.292cm" svg:x2="9.807cm" svg:y2="6.245cm" draw:start-shape="id6" draw:start-glue-point="1" draw:end-shape="id7" draw:end-glue-point="0" svg:d="m7550 5292h2257v953">
          <text:p/>
        </draw:connector>
        <draw:connector draw:style-name="gr3" draw:text-style-name="P1" draw:layer="layout" svg:x1="7.55cm" svg:y1="9.102cm" svg:x2="9.807cm" svg:y2="8.15cm" draw:start-shape="id4" draw:start-glue-point="1" draw:end-shape="id7" svg:d="m7550 9102h2257v-952">
          <text:p/>
        </draw:connector>
        <draw:connector draw:style-name="gr3" draw:text-style-name="P1" draw:layer="layout" draw:type="line" svg:x1="12.03cm" svg:y1="7.197cm" svg:x2="12.665cm" svg:y2="7.197cm" draw:start-shape="id7" draw:start-glue-point="1" draw:end-shape="id1" draw:end-glue-point="3" svg:d="m12030 7197h635">
          <text:p/>
        </draw:connector>
        <draw:custom-shape draw:style-name="gr4" draw:text-style-name="P1" draw:id="id8" draw:layer="layout" svg:width="2.54cm" svg:height="1.27cm" svg:x="19.54cm" svg:y="8.92cm">
          <text:p text:style-name="P1">0</text:p>
          <text:p text:style-name="P1">Mark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9" draw:layer="layout" svg:width="2.54cm" svg:height="1.27cm" svg:x="19.51cm" svg:y="4.205cm">
          <text:p text:style-name="P1">2</text:p>
          <text:p text:style-name="P1">Mark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0.816cm" svg:y1="7.991cm" svg:x2="20.81cm" svg:y2="8.92cm" draw:start-shape="id2" draw:start-glue-point="9" draw:end-shape="id8" draw:end-glue-point="0" svg:d="m20816 7991-6 929">
          <text:p/>
        </draw:connector>
        <draw:connector draw:style-name="gr3" draw:text-style-name="P1" draw:layer="layout" draw:type="line" svg:x1="20.816cm" svg:y1="6.403cm" svg:x2="20.78cm" svg:y2="5.475cm" draw:start-shape="id2" draw:start-glue-point="5" draw:end-shape="id9" draw:end-glue-point="2" svg:d="m20816 6403-36-928">
          <text:p/>
        </draw:connector>
        <draw:custom-shape draw:style-name="gr1" draw:text-style-name="P1" draw:id="id10" draw:layer="layout" svg:width="2.985cm" svg:height="2.24cm" svg:x="23.82cm" svg:y="6.11cm">
          <text:p text:style-name="P1">1 Binary</text:p>
          <text:p text:style-name="P1">Marker</text:p>
          <text:p text:style-name="P1">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2.72cm" svg:y1="7.197cm" svg:x2="23.82cm" svg:y2="7.23cm" draw:start-shape="id2" draw:start-glue-point="4" draw:end-shape="id10" svg:d="m22720 7197 1100 33">
          <text:p/>
        </draw:connector>
        <draw:connector draw:style-name="gr3" draw:text-style-name="P1" draw:layer="layout" draw:type="line" svg:x1="25.312cm" svg:y1="8.35cm" svg:x2="25.299cm" svg:y2="12.714cm" draw:start-shape="id10" draw:start-glue-point="2" draw:end-shape="id11" draw:end-glue-point="0" svg:d="m25312 8350-13 4364">
          <text:p/>
        </draw:connector>
        <draw:custom-shape draw:style-name="gr1" draw:text-style-name="P1" draw:id="id11" draw:layer="layout" svg:width="3.175cm" svg:height="1.905cm" svg:x="23.712cm" svg:y="12.714cm">
          <draw:glue-point draw:id="4" svg:x="-5.004cm" svg:y="-2.036cm"/>
          <draw:glue-point draw:id="5" svg:x="-5.004cm" svg:y="1.847cm"/>
          <text:p text:style-name="P1">Fit 2D</text:p>
          <text:p text:style-name="P1">Gauss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2" draw:layer="layout" svg:width="1.905cm" svg:height="1.27cm" svg:x="15.345cm" svg:y="11.725cm">
          <text:p text:style-name="P1">Me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3.175cm" svg:height="1.27cm" svg:x="19.275cm" svg:y="13.63cm">
          <text:p text:style-name="P1">Covariance</text:p>
          <text:p text:style-name="P1">Matri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2.589cm" svg:x1="23.712cm" svg:y1="13.279cm" svg:x2="17.25cm" svg:y2="12.36cm" draw:start-shape="id11" draw:start-glue-point="4" draw:end-shape="id12" draw:end-glue-point="1" svg:d="m23712 13279h-642v-919h-5820">
          <text:p/>
        </draw:connector>
        <draw:connector draw:style-name="gr3" draw:text-style-name="P1" draw:layer="layout" svg:x1="23.712cm" svg:y1="14.017cm" svg:x2="22.45cm" svg:y2="14.265cm" draw:start-shape="id11" draw:start-glue-point="5" draw:end-shape="id13" draw:end-glue-point="1" svg:d="m23712 14017h-631v248h-631">
          <text:p/>
        </draw:connector>
        <draw:custom-shape draw:style-name="gr1" draw:text-style-name="P1" draw:id="id14" draw:layer="layout" svg:width="1.905cm" svg:height="1.27cm" svg:x="19.945cm" svg:y="15.835cm">
          <text:p text:style-name="P1">SV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0.862cm" svg:y1="14.9cm" svg:x2="20.897cm" svg:y2="15.835cm" draw:start-shape="id13" draw:start-glue-point="2" draw:end-shape="id14" svg:d="m20862 14900 35 935">
          <text:p/>
        </draw:connector>
        <draw:custom-shape draw:style-name="gr1" draw:text-style-name="P1" draw:id="id16" draw:layer="layout" svg:width="3.175cm" svg:height="1.27cm" svg:x="15.33cm" svg:y="13.595cm">
          <text:p text:style-name="P1">Ori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9.945cm" svg:y1="16.47cm" svg:x2="18.845cm" svg:y2="16.505cm" draw:start-shape="id14" draw:start-glue-point="3" draw:end-shape="id15" draw:end-glue-point="1" svg:d="m19945 16470-1100 35">
          <text:p/>
        </draw:connector>
        <draw:connector draw:style-name="gr3" draw:text-style-name="P1" draw:layer="layout" draw:type="line" svg:x1="16.94cm" svg:y1="15.87cm" svg:x2="16.917cm" svg:y2="14.865cm" draw:start-shape="id15" draw:start-glue-point="0" draw:end-shape="id16" draw:end-glue-point="2" svg:d="m16940 15870-23-1005">
          <text:p/>
        </draw:connector>
        <draw:custom-shape draw:style-name="gr1" draw:text-style-name="P1" draw:id="id17" draw:layer="layout" svg:width="6.35cm" svg:height="3.175cm" svg:x="7.115cm" svg:y="11.725cm">
          <draw:glue-point draw:id="4" svg:x="-5cm" svg:y="-1.902cm"/>
          <draw:glue-point draw:id="5" svg:x="-5cm" svg:y="2.037cm"/>
          <text:p text:style-name="P1">Template </text:p>
          <text:p text:style-name="P1">Matching in Window</text:p>
          <text:p text:style-name="P1">Around Estim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8" draw:layer="layout" svg:width="3.175cm" svg:height="2.54cm" svg:x="1.113cm" svg:y="12.059cm">
          <draw:glue-point draw:id="4" svg:x="5.001cm" svg:y="-2.59cm"/>
          <draw:glue-point draw:id="5" svg:x="5.001cm" svg:y="2.342cm"/>
          <text:p text:style-name="P1">Rotated</text:p>
          <text:p text:style-name="P1">Marker</text:p>
          <text:p text:style-name="P1">Templa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81cm" svg:height="1.673cm" svg:x="15.47cm" svg:y="7.985cm">
          <draw:text-box>
            <text:p>Binary</text:p>
            <text:p>Images</text:p>
          </draw:text-box>
        </draw:frame>
        <draw:connector draw:style-name="gr3" draw:text-style-name="P1" draw:layer="layout" svg:x1="15.345cm" svg:y1="12.36cm" svg:x2="13.465cm" svg:y2="13.312cm" draw:start-shape="id12" draw:start-glue-point="3" draw:end-shape="id17" svg:d="m15345 12360h-940v952h-940">
          <text:p/>
        </draw:connector>
        <draw:connector draw:style-name="gr3" draw:text-style-name="P1" draw:layer="layout" draw:line-skew="0.002cm" svg:x1="15.33cm" svg:y1="14.23cm" svg:x2="13.465cm" svg:y2="13.312cm" draw:start-shape="id16" draw:start-glue-point="3" draw:end-shape="id17" draw:end-glue-point="1" svg:d="m15330 14230h-930v-918h-935">
          <text:p/>
        </draw:connector>
        <draw:connector draw:style-name="gr3" draw:text-style-name="P1" draw:layer="layout" draw:type="line" svg:x1="4.287cm" svg:y1="12.672cm" svg:x2="7.115cm" svg:y2="12.709cm" draw:start-shape="id18" draw:start-glue-point="4" draw:end-shape="id17" draw:end-glue-point="4" svg:d="m4287 12672 2828 37">
          <text:p/>
        </draw:connector>
        <draw:connector draw:style-name="gr3" draw:text-style-name="P1" draw:layer="layout" draw:type="line" svg:x1="4.288cm" svg:y1="13.329cm" svg:x2="7.115cm" svg:y2="13.312cm" draw:start-shape="id18" draw:start-glue-point="1" draw:end-shape="id17" draw:end-glue-point="3" svg:d="m4288 13329 2827-17">
          <text:p/>
        </draw:connector>
        <draw:connector draw:style-name="gr5" draw:text-style-name="P1" draw:layer="layout" draw:type="line" svg:x1="4.287cm" svg:y1="13.923cm" svg:x2="7.115cm" svg:y2="13.958cm" draw:start-shape="id18" draw:start-glue-point="5" draw:end-shape="id17" draw:end-glue-point="5" svg:d="m4287 13923 2828 35">
          <text:p/>
        </draw:connector>
        <draw:custom-shape draw:style-name="gr6" draw:text-style-name="P1" draw:id="id19" draw:layer="layout" svg:width="5.715cm" svg:height="3.175cm" svg:x="7.45cm" svg:y="16.905cm">
          <text:p text:style-name="P1">Final</text:p>
          <text:p text:style-name="P1">Pose Estim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0.29cm" svg:y1="14.9cm" svg:x2="10.307cm" svg:y2="16.905cm" draw:start-shape="id17" draw:start-glue-point="2" draw:end-shape="id19" draw:end-glue-point="0" svg:d="m10290 14900 17 2005">
          <text:p/>
        </draw:connector>
        <draw:frame draw:style-name="gr2" draw:layer="layout" svg:width="3.81cm" svg:height="1.673cm" svg:x="4.375cm" svg:y="13.962cm">
          <draw:text-box>
            <text:p>Binary</text:p>
            <text:p>Images</text:p>
          </draw:text-box>
        </draw:frame>
        <draw:connector draw:style-name="gr3" draw:text-style-name="P1" draw:layer="layout" draw:line-skew="0.902cm" svg:x1="25.312cm" svg:y1="8.35cm" svg:x2="10.29cm" svg:y2="11.725cm" draw:start-shape="id10" draw:start-glue-point="2" draw:end-shape="id17" draw:end-glue-point="0" svg:d="m25312 8350v2590h-15022v785">
          <text:p/>
        </draw:connector>
        <draw:custom-shape draw:style-name="gr1" draw:text-style-name="P1" draw:id="id15" draw:layer="layout" svg:width="3.81cm" svg:height="1.27cm" svg:x="15.035cm" svg:y="15.87cm">
          <text:p text:style-name="P1">Eigenvec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22.435cm" svg:height="1.905cm" svg:x="2.66cm" svg:y="1.4cm">
          <draw:text-box>
            <text:p text:style-name="P3"><text:span text:style-name="T2">Marker Recognition Vision Pipe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imple Team</meta:initial-creator>
    <meta:creation-date>2011-08-08T14:29:19</meta:creation-date>
    <dc:date>2011-08-08T15:09:07</dc:date>
    <dc:creator>Simple Team</dc:creator>
    <meta:editing-duration>PT00H06M56S</meta:editing-duration>
    <meta:editing-cycles>5</meta:editing-cycles>
    <meta:generator>OpenOffice.org/3.2$Unix OpenOffice.org_project/320m19$Build-9505</meta:generator>
    <meta:document-statistic meta:object-count="49"/>
  </office:meta>
</office:document-meta>
</file>